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200000002055B78B2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f5f5f5"/>
    </style:style>
    <style:style style:name="gr2" style:family="graphic" style:parent-style-name="standard">
      <style:graphic-properties draw:stroke="solid" svg:stroke-width="0.212cm" svg:stroke-color="#28a60e" draw:stroke-linejoin="miter" draw:fill="none" fo:padding-top="0.231cm" fo:padding-bottom="0.231cm" fo:padding-left="0.356cm" fo:padding-right="0.356cm"/>
    </style:style>
    <style:style style:name="gr3" style:family="graphic" style:parent-style-name="Object_20_with_20_no_20_fill_20_and_20_no_20_line">
      <style:graphic-properties draw:stroke="none" draw:fill="none" style:mirror="none"/>
    </style:style>
  </office:automatic-styles>
  <office:body>
    <office:drawing>
      <draw:page draw:name="page1" draw:style-name="dp1" draw:master-page-name="Default">
        <draw:polygon draw:style-name="gr1" draw:layer="layout" svg:width="0.932cm" svg:height="1.178cm" svg:x="-13.36cm" svg:y="3.757cm" svg:viewBox="0 0 933 1179" draw:points="0,5 96,1179 819,1171 933,0">
          <text:p/>
        </draw:polygon>
        <draw:path draw:style-name="gr2" draw:layer="layout" svg:width="1.273cm" svg:height="1.398cm" svg:x="0.752cm" svg:y="0.56cm" svg:viewBox="0 0 1274 1399" svg:d="M0 795c214 312 290 441 402 604 233-393 547-913 872-1399">
          <text:p/>
        </draw:path>
        <draw:frame draw:style-name="gr3" draw:layer="layout" svg:width="1.937cm" svg:height="1.937cm" svg:x="-13.883cm" svg:y="3.317cm">
          <draw:image xlink:href="Pictures/10000201000000200000002055B78B2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681cm" fo:page-height="2.6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28T10:38:00.597610848</dc:date>
    <meta:document-statistic meta:object-count="3"/>
    <meta:generator>LibreOffice/4.2.8.2$Linux_X86_64 LibreOffice_project/420m0$Build-2</meta:generator>
  </office:meta>
</office:document-meta>
</file>